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2" style:family="paragraph" style:parent-style-name="Heading_20_3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3" style:family="paragraph" style:parent-style-name="Heading_20_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officeooo:rsid="0011feb3" officeooo:paragraph-rsid="0011feb3" loext:padding="0cm" loext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officeooo:rsid="0011feb3" officeooo:paragraph-rsid="0011feb3"/>
    </style:style>
    <style:style style:name="T1" style:family="text">
      <style:text-properties fo:font-variant="normal" fo:text-transform="none" fo:color="#787c99" loext:opacity="100%" style:font-name="system-ui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4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5" style:family="text">
      <style:text-properties fo:color="#787c99" loext:opacity="100%" fo:font-size="10.5pt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238_1877210712"/>Historial-guardados-gitlocal-desde-31-03-2026<text:bookmark-end text:name="__DdeLink__238_1877210712"/></text:p>
      <text:p text:style-name="Standard"/>
      <text:h text:style-name="P2" text:outline-level="3">Commit creado</text:h>
      <text:list text:style-name="L1">
        <text:list-item>
          <text:p text:style-name="P4"><text:span text:style-name="Strong_20_Emphasis"><text:span text:style-name="T1">Hash</text:span></text:span><text:span text:style-name="T2">: </text:span><text:span text:style-name="Source_20_Text"><text:span text:style-name="T3">ea6d4d7</text:span></text:span></text:p>
        </text:list-item>
        <text:list-item>
          <text:p text:style-name="P4"><text:span text:style-name="Strong_20_Emphasis"><text:span text:style-name="T1">Mensaje</text:span></text:span><text:span text:style-name="T2">: </text:span><text:span text:style-name="Source_20_Text"><text:span text:style-name="T3">docs: plan mockups módulo licor (31-03-2026)</text:span></text:span></text:p>
        </text:list-item>
      </text:list>
      <text:h text:style-name="P1" text:outline-level="2">Estado</text:h>
      <text:list text:style-name="L2">
        <text:list-item>
          <text:p text:style-name="P5"><text:span text:style-name="Strong_20_Emphasis"><text:span text:style-name="T1">Completado</text:span></text:span><text:span text:style-name="T2">: guardado/commit en git local de la planificación y documentación.</text:span></text:p>
        </text:list-item>
        <text:list-item>
          <text:p text:style-name="P5"><text:span text:style-name="Strong_20_Emphasis"><text:span text:style-name="T1">Siguiente</text:span></text:span><text:span text:style-name="T2"> (cuando me confirmes): empezar a </text:span><text:span text:style-name="Strong_20_Emphasis"><text:span text:style-name="T1">crear los mockups</text:span></text:span><text:span text:style-name="T2"> (HTML/CSS/JS) en </text:span><text:span text:style-name="Source_20_Text"><text:span text:style-name="T3">/licor/</text:span></text:span><text:span text:style-name="T2"> y </text:span><text:span text:style-name="Source_20_Text"><text:span text:style-name="T3">/admin-licor/</text:span></text:span><text:span text:style-name="T2"> siguiendo el documento.</text:span></text:p>
        </text:list-item>
      </text:list>
      <text:p text:style-name="P8">-----------------------------------------------------------------------------</text:p>
      <text:p text:style-name="P9"><text:span text:style-name="T2">02 abril 2026</text:span></text:p>
      <text:h text:style-name="P3" text:outline-level="2"><text:span text:style-name="T5">Git local</text:span></text:h>
      <text:p text:style-name="P6"><text:span text:style-name="T2">Hice commit local con estos cambios (sin incluir los </text:span><text:span text:style-name="Source_20_Text"><text:span text:style-name="T4">.odt/.~lock</text:span></text:span><text:span text:style-name="T2">):</text:span></text:p>
      <text:list text:style-name="L3">
        <text:list-item>
          <text:p text:style-name="P7"><text:span text:style-name="Strong_20_Emphasis"><text:span text:style-name="T1">Commit:</text:span></text:span><text:span text:style-name="T2"> </text:span><text:span text:style-name="Source_20_Text"><text:span text:style-name="T4">3121a3a</text:span></text:span></text:p>
        </text:list-item>
        <text:list-item>
          <text:p text:style-name="P7"><text:span text:style-name="Strong_20_Emphasis"><text:span text:style-name="T1">Mensaje:</text:span></text:span><text:span text:style-name="T2"> </text:span><text:span text:style-name="Source_20_Text"><text:span text:style-name="T4">Mejoras licor: registro extendido, pagos checkout, tasa y CMS admin</text:span></text:span></text:p>
        </text:list-item>
      </text:list>
      <text:p text:style-name="P9"><text:span text:style-name="T2">-----------------------------------------------------------------------------------------------------------------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20:39:38.470951407</meta:creation-date>
    <dc:date>2026-04-02T02:51:03.888385582</dc:date>
    <meta:editing-duration>PT1M41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4" meta:word-count="76" meta:character-count="707" meta:non-whitespace-character-count="651"/>
  </office:meta>
</office:document-meta>
</file>